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nyBitSe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nyBitSet.clea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nyBitSet.cardinal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nyBitSet.topbit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nyBitSet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nyBitSet.gcount( int 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nyBitSet.log2(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nyBitSet.s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